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148e09" officeooo:paragraph-rsid="00148e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sys</text:p>
      <text:p text:style-name="P1">import subprocess</text:p>
      <text:p text:style-name="P1">import re</text:p>
      <text:p text:style-name="P1">from random import randint</text:p>
      <text:p text:style-name="P1">import csv</text:p>
      <text:p text:style-name="P1">import random</text:p>
      <text:p text:style-name="P1">f=open('./data/g03_data.csv','w')</text:p>
      <text:p text:style-name="P1">f1=open('./data/g03_data_rand.csv','w')</text:p>
      <text:p text:style-name="P1">c1=200</text:p>
      <text:p text:style-name="P1">c2=20</text:p>
      <text:p text:style-name="P1">for i in range(1,c1+1):</text:p>
      <text:p text:style-name="P1"><text:tab/>for j in range (1,c2+1):</text:p>
      <text:p text:style-name="P1"><text:tab/><text:tab/>call=['./mybins/cs296_03_exe',str(i)]</text:p>
      <text:p text:style-name="P1"><text:tab/><text:tab/>popen = subprocess.Popen(call, stdout=subprocess.PIPE)</text:p>
      <text:p text:style-name="P1"><text:tab/><text:tab/>output = popen.stdout.read()</text:p>
      <text:p text:style-name="P1"><text:tab/><text:tab/>fin=str(output)</text:p>
      <text:p text:style-name="P1"><text:tab/><text:tab/>req = re.findall(r'[0-9]+(?:[.][0-9]+)?', fin)</text:p>
      <text:p text:style-name="P1"><text:tab/><text:tab/>f.write(req[0]+','+str(j)+','+req[1]+','+req[2]+','+req[3]+','+req[4]+','+req[5]+'\n')</text:p>
      <text:p text:style-name="P1">f.close()</text:p>
      <text:p text:style-name="P1">f=open('./data/g03_data.csv')</text:p>
      <text:p text:style-name="P1">reader=csv.reader(f, delimiter=',')</text:p>
      <text:p text:style-name="P1">a=[]</text:p>
      <text:p text:style-name="P1">c_rand=5</text:p>
      <text:p text:style-name="P1">for i in range(1,c1+1):</text:p>
      <text:p text:style-name="P1"><text:tab/>b=random.sample(range(1,c2+1),c_rand)</text:p>
      <text:p text:style-name="P1"><text:tab/>for k in range (c_rand):</text:p>
      <text:p text:style-name="P1"><text:tab/><text:tab/>a.append((i-1)*c2+b[k])</text:p>
      <text:p text:style-name="P1"><text:tab/><text:tab/></text:p>
      <text:p text:style-name="P1">#print(len(a))</text:p>
      <text:p text:style-name="P1">i=1</text:p>
      <text:p text:style-name="P1">#print(a)</text:p>
      <text:p text:style-name="P1">for row in reader:</text:p>
      <text:p text:style-name="P1"><text:tab/>if i in a:</text:p>
      <text:p text:style-name="P1"><text:tab/><text:tab/>f1.write(','.join(row)+'\n')</text:p>
      <text:p text:style-name="P1"><text:tab/>i+=1</text:p>
      <text:p text:style-name="P1">#print(i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8T18:33:42.285584037</dc:date>
    <dc:creator>Deepanjan </dc:creator>
    <meta:document-statistic meta:table-count="0" meta:image-count="0" meta:object-count="0" meta:page-count="1" meta:paragraph-count="36" meta:word-count="72" meta:character-count="791" meta:non-whitespace-character-count="731"/>
    <meta:generator>LibreOffice/4.1.3.2$Linux_X86_64 LibreOffice_project/410m0$Build-2</meta:generator>
  </office:meta>
</office:document-meta>
</file>